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6"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7"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8"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9"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0"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1"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2"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3"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4"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5"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6"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7"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8"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19"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0"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1"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2"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3"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4"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5"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6"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7"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8"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29"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0"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1"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2"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3"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4"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5"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6"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7"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8"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39"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0"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1"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2"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3"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4"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5"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6"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7"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8"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49"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0"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1"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2"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3"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4"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5"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6"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7"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8"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nl" style:country-asian="BE"/>
    </style:style>
    <style:style style:name="P59"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 style:parent-style-name="Standaardalinea-lettertype" style:family="text">
      <style:text-properties style:font-name="Courier New" style:font-name-asian="Times New Roman" style:font-name-complex="Courier New" fo:color="#000000" fo:font-size="10pt" style:font-size-asian="10pt" style:font-size-complex="10pt" style:language-asian="nl" style:country-asian="BE"/>
    </style:style>
  </office:automatic-styles>
  <office:body>
    <office:text text:use-soft-page-breaks="true">
      <text:p text:style-name="P1">C# OO - verslag codereview</text:p>
      <text:p text:style-name="P2">==========================</text:p>
      <text:p text:style-name="P3"/>
      <text:p text:style-name="P4">Naam reviewer:<text:tab/>Naessens Arne</text:p>
      <text:p text:style-name="P5">Datum review: <text:s/>14/11/2019</text:p>
      <text:p text:style-name="P6"/>
      <text:p text:style-name="P7">Beoordeelde code</text:p>
      <text:p text:style-name="P8">----------------</text:p>
      <text:p text:style-name="P9"/>
      <text:p text:style-name="P10">Auteur:<text:s/>Jorn Schampheleer</text:p>
      <text:p text:style-name="P11">Titel:<text:s/>Tetris</text:p>
      <text:p text:style-name="P12">Datum code:<text:s/>14/11/2019</text:p>
      <text:p text:style-name="P13"/>
      <text:p text:style-name="P14"/>
      <text:p text:style-name="P15">Programmeerstijl</text:p>
      <text:p text:style-name="P16">----------------</text:p>
      <text:p text:style-name="P17"/>
      <text:p text:style-name="P18">&lt;</text:p>
      <text:p text:style-name="P19">Volgt de code de huisregels (minstens voor volgende aspecten):</text:p>
      <text:p text:style-name="P20"/>
      <text:p text:style-name="P21">- naamgeving variabelen (conventies &amp; zinvolle namen)<text:s/>OK</text:p>
      <text:p text:style-name="P22">- naamgeving methodes (conventies &amp; zinvolle namen)OK</text:p>
      <text:p text:style-name="P23">- layout (gebruik accolades en inspringen)<text:s/>OK</text:p>
      <text:p text:style-name="P24">- geen publieke velden (properties waar nodig)<text:s/>OK</text:p>
      <text:p text:style-name="P25">- korte methodes (&lt; 25 lijnen), 'single responisbility rule'<text:s/>OK</text:p>
      <text:p text:style-name="P26">&gt;</text:p>
      <text:p text:style-name="P27"/>
      <text:p text:style-name="P28">commentaar:</text:p>
      <text:p text:style-name="P29"/>
      <text:p text:style-name="P30">Stijl van programmering is heel goed. Met regions uitgescrheven dus heel duidelijke code. Alle methodes zijn kort en duidelijk.</text:p>
      <text:p text:style-name="P31"/>
      <text:p text:style-name="P32"/>
      <text:p text:style-name="P33">Structuur</text:p>
      <text:p text:style-name="P34">---------</text:p>
      <text:p text:style-name="P35"/>
      <text:p text:style-name="P36">Logische volgorde alle code is ook opgedeeld in verschillende projecten voor onderandere Data Logica Gui …</text:p>
      <text:p text:style-name="P37"/>
      <text:p text:style-name="P38">commentaar:</text:p>
      <text:p text:style-name="P39"/>
      <text:p text:style-name="P40">Jammer genoeg als ik uw project probeerde te starten Nadat ik op start klik crashte het programma al direct.</text:p>
      <text:p text:style-name="P41"/>
      <text:p text:style-name="P42">Userinterface</text:p>
      <text:p text:style-name="P43">-------------</text:p>
      <text:p text:style-name="P44"/>
      <text:p text:style-name="P45">Momenteel zie ik nog maar 3 knoppen staan start stop en pauze. Deze zijn allemaal redelijk duidelijk. Geen verdere tests sinds het programma niet werkt.</text:p>
      <text:p text:style-name="P46"/>
      <text:p text:style-name="P47"/>
      <text:p text:style-name="P48">Analyse methode1 &amp; methode 2</text:p>
      <text:p text:style-name="P49">----------------------------</text:p>
      <text:p text:style-name="P50"/>
      <text:p text:style-name="P51">methode 1: <text:s/>OnKeyPressed(object sender, KeyEventArgs args)</text:p>
      <text:p text:style-name="P52"/>
      <text:p text:style-name="P53">Code met veels if’s in. Niet beter met een switch statement? Anders is het duidelijk wat er gaat gebeuren als een bepaalde knop wordt ingedrukt.</text:p>
      <text:p text:style-name="P54"/>
      <text:p text:style-name="P55">methode 2: <text:s/>PopulateQueue()</text:p>
      <text:p text:style-name="P56"/>
      <text:p text:style-name="P57">commentaar:<text:s/></text:p>
      <text:p text:style-name="P58"/>
      <text:p text:style-name="P59"><text:span text:style-name="T60">Deze functie maakt een queue van tetris blokken aan en vult deze op als er minder dan 10 blokken in de queue staan. Geen vragen alles lijkt heel logisch en duidelijk geschrev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ne Naessens</meta:initial-creator>
    <dc:creator>Arne Naessens</dc:creator>
    <meta:creation-date>2019-11-14T14:33:00Z</meta:creation-date>
    <dc:date>2019-11-14T14:53:00Z</dc:date>
    <meta:template xlink:href="Normal.dotm" xlink:type="simple"/>
    <meta:editing-cycles>1</meta:editing-cycles>
    <meta:editing-duration>PT1200S</meta:editing-duration>
    <meta:document-statistic meta:page-count="2" meta:paragraph-count="3" meta:word-count="254" meta:character-count="1648" meta:row-count="11" meta:non-whitespace-character-count="1397"/>
  </office:meta>
</office:document-meta>
</file>